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left="-0.0986in" fo:margin-right="-0.2291in">
        <style:tab-stops/>
      </style:paragraph-properties>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paragraph-properties fo:margin-left="-0.0986in" fo:margin-right="-0.2291in">
        <style:tab-stops/>
      </style:paragraph-properties>
      <style:text-properties fo:font-size="14pt" style:font-size-asian="14pt"/>
    </style:style>
    <style:style style:name="P3" style:parent-style-name="Normal" style:family="paragraph">
      <style:paragraph-properties fo:margin-left="-0.0986in" fo:margin-right="-0.2291in">
        <style:tab-stops/>
      </style:paragraph-properties>
      <style:text-properties fo:font-size="14pt" style:font-size-asian="14pt"/>
    </style:style>
    <style:style style:name="P4" style:parent-style-name="Normal" style:family="paragraph">
      <style:paragraph-properties fo:margin-left="-0.0986in" fo:margin-right="-0.2291in">
        <style:tab-stops/>
      </style:paragraph-properties>
      <style:text-properties fo:font-size="14pt" style:font-size-asian="14pt"/>
    </style:style>
    <style:style style:name="P5" style:parent-style-name="Normal" style:family="paragraph">
      <style:paragraph-properties fo:margin-left="-0.0986in" fo:margin-right="-0.2291in">
        <style:tab-stops/>
      </style:paragraph-properties>
      <style:text-properties fo:font-size="14pt" style:font-size-asian="14pt"/>
    </style:style>
    <style:style style:name="P6" style:parent-style-name="Normal" style:family="paragraph">
      <style:paragraph-properties fo:margin-left="-0.0986in" fo:margin-right="-0.2291in">
        <style:tab-stops/>
      </style:paragraph-properties>
      <style:text-properties fo:font-size="14pt" style:font-size-asian="14pt"/>
    </style:style>
    <style:style style:name="P7" style:parent-style-name="Normal" style:family="paragraph">
      <style:paragraph-properties fo:margin-left="-0.0986in" fo:margin-right="-0.2291in">
        <style:tab-stops/>
      </style:paragraph-properties>
    </style:style>
    <style:style style:name="T8" style:parent-style-name="DefaultParagraphFont" style:family="text">
      <style:text-properties fo:font-size="14pt" style:font-size-asian="14pt"/>
    </style:style>
    <style:style style:name="T9" style:parent-style-name="DefaultParagraphFont" style:family="text">
      <style:text-properties fo:font-size="14pt" style:font-size-asian="14pt"/>
    </style:style>
    <style:style style:name="T10" style:parent-style-name="DefaultParagraphFont" style:family="text">
      <style:text-properties fo:font-size="14pt" style:font-size-asian="14pt"/>
    </style:style>
    <style:style style:name="T11" style:parent-style-name="DefaultParagraphFont" style:family="text">
      <style:text-properties fo:font-size="14pt" style:font-size-asian="14pt"/>
    </style:style>
    <style:style style:name="T12" style:parent-style-name="DefaultParagraphFont" style:family="text">
      <style:text-properties fo:font-size="14pt" style:font-size-asian="14pt"/>
    </style:style>
    <style:style style:name="T13" style:parent-style-name="DefaultParagraphFont" style:family="text">
      <style:text-properties fo:font-size="14pt" style:font-size-asian="14pt"/>
    </style:style>
    <style:style style:name="T14" style:parent-style-name="DefaultParagraphFont" style:family="text">
      <style:text-properties fo:font-size="14pt" style:font-size-asian="14pt"/>
    </style:style>
    <style:style style:name="T15" style:parent-style-name="DefaultParagraphFont" style:family="text">
      <style:text-properties fo:font-size="14pt" style:font-size-asian="14pt"/>
    </style:style>
    <style:style style:name="T16" style:parent-style-name="DefaultParagraphFont" style:family="text">
      <style:text-properties fo:font-size="14pt" style:font-size-asian="14pt"/>
    </style:style>
  </office:automatic-styles>
  <office:body>
    <office:text text:use-soft-page-breaks="true">
      <text:p text:style-name="P1">FINAL PRODUCT</text:p>
      <text:p text:style-name="P2">I finished the coding part of my project<text:s/>at the start of the summer term, I was glad about the progress I made on this game. All the parts I wanted to implement were in the<text:s/>game along with a bright colour palette.</text:p>
      <text:p text:style-name="P3">The finished game displays your character (an open mouth)<text:s/>sitting on the green floor on the default screen. When the space bar is pressed, the character suddenly begins moving at a constant speed, it will keep going<text:s/>forever if untouched.</text:p>
      <text:p text:style-name="P4">Over and over you will encounter one or two platforms at different heights of which you can jump onto to get away from the enemies. These platforms vary in size and how far away they are from you in each recurrence so it could be 15units away with a length of 10, then after, be 20units away with a length of 5. This means the game has variation<text:s/>for the player.</text:p>
      <text:p text:style-name="P5">There are two enemies present, ‘Jump’ and ‘Side2Side’ as labelled. The jumping enemy is a chocolate bar which will spawn not far in front of you and constantly jump up and down. If you hit this enemy, you lose 1000 coins from your coin count. The forward traveling, a cake, enemy tracks where you are while it is off-screen, with a warning sign telling you where it is. After<text:s/>a certain time, this enemy will begin to travel toward you, while keeping the last X value<text:s/>(horizontal index)<text:s/>it was at. For example, your X value is -5, the enemy is at -5, then you go up to 0, and the enemy goes to 0 then goes toward you; you move down to -5 again as the<text:s/>enemy travels, but the enemy stays at 0. If you hit this enemy, your game finishes and you are returned to the home screen.</text:p>
      <text:p text:style-name="P6">Over the course of each game you collect coins. The coins you earn are<text:s/>relative to the total distance you have travelled: so, as you<text:s/>travel further, you gain more coins. As mentioned, if you hit the jumping enemy, you lose 1000 coins. When on the home screen, you can go to the shop and buy powerups with your coins. These power-ups include<text:s/>healthy snack such as<text:s/>a breakfast bar, or a bottle of water, etc.</text:p>
      <text:p text:style-name="P7"><text:span text:style-name="T8">The final product differs widely from the first idea. It has no story and a much lower level of complexity than</text:span><text:span text:style-name="T9"><text:s/>the original game would have had.<text:s/></text:span><text:span text:style-name="T10">However, the project is completed in the time scale and</text:span><text:span text:style-name="T11"><text:s/></text:span><text:span text:style-name="T12">has allowed me to</text:span><text:span text:style-name="T13"><text:s/>teach myself code rather than looking things up as I would have had to do for the story-based<text:s/></text:span><text:span text:style-name="T14">game. The visuals are also much simpler, creating<text:s/></text:span><text:span text:style-name="T15">achievable</text:span><text:span text:style-name="T16"><text:s/>work for me as visuals are not something as helpful to learn, this meant I could focus on gaining lots of knowledge about 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09:00Z</meta:creation-date>
    <dc:date>2017-06-27T21:01:00Z</dc:date>
    <meta:template xlink:href="Normal" xlink:type="simple"/>
    <meta:editing-cycles>5</meta:editing-cycles>
    <meta:editing-duration>PT1980S</meta:editing-duration>
    <meta:document-statistic meta:page-count="1" meta:paragraph-count="5" meta:word-count="374" meta:character-count="2505" meta:row-count="17" meta:non-whitespace-character-count="2136"/>
  </office:meta>
</office:document-meta>
</file>